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oto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Err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0.04" calcext:value-type="float">
            <text:p>10.04</text:p>
          </table:table-cell>
          <table:table-cell table:formula="of:=(0.5/100)*[.B2]+0.01" office:value-type="float" office:value="0.0602" calcext:value-type="float">
            <text:p>0.06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.974" calcext:value-type="float">
            <text:p>1.974</text:p>
          </table:table-cell>
          <table:table-cell table:formula="of:=(0.5/100)*[.B3]+0.001" office:value-type="float" office:value="0.01087" calcext:value-type="float">
            <text:p>0.010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0.04" calcext:value-type="float">
            <text:p>10.04</text:p>
          </table:table-cell>
          <table:table-cell table:formula="of:=(0.5/100)*[.B4]+0.01" office:value-type="float" office:value="0.0602" calcext:value-type="float">
            <text:p>0.06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.974" calcext:value-type="float">
            <text:p>1.974</text:p>
          </table:table-cell>
          <table:table-cell table:formula="of:=(0.5/100)*[.B5]+0.001" office:value-type="float" office:value="0.01087" calcext:value-type="float">
            <text:p>0.010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2.91" calcext:value-type="float">
            <text:p>2.91</text:p>
          </table:table-cell>
          <table:table-cell table:formula="of:=(0.5/100)*[.B6]+0.01" office:value-type="float" office:value="0.02455" calcext:value-type="float">
            <text:p>0.024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5.16" calcext:value-type="float">
            <text:p>5.16</text:p>
          </table:table-cell>
          <table:table-cell table:formula="of:=(0.5/100)*[.B7]+0.01" office:value-type="float" office:value="0.0358" calcext:value-type="float">
            <text:p>0.035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.7" calcext:value-type="float">
            <text:p>2.7</text:p>
          </table:table-cell>
          <table:table-cell table:formula="of:=(0.8/100)*[.B9]+0.1" office:value-type="float" office:value="0.1216" calcext:value-type="float">
            <text:p>0.12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1</text:p>
          </table:table-cell>
          <table:table-cell office:value-type="float" office:value="0.6" calcext:value-type="float">
            <text:p>0.6</text:p>
          </table:table-cell>
          <table:table-cell table:formula="of:=(0.8/100)*[.B10]+0.1" office:value-type="float" office:value="0.1048" calcext:value-type="float">
            <text:p>0.10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2</text:p>
          </table:table-cell>
          <table:table-cell office:value-type="float" office:value="1.4" calcext:value-type="float">
            <text:p>1.4</text:p>
          </table:table-cell>
          <table:table-cell table:formula="of:=(0.8/100)*[.B11]+0.1" office:value-type="float" office:value="0.1112" calcext:value-type="float">
            <text:p>0.11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3</text:p>
          </table:table-cell>
          <table:table-cell office:value-type="float" office:value="0.7" calcext:value-type="float">
            <text:p>0.7</text:p>
          </table:table-cell>
          <table:table-cell table:formula="of:=(0.8/100)*[.B12]+0.1" office:value-type="float" office:value="0.1056" calcext:value-type="float">
            <text:p>0.10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4,5</text:p>
          </table:table-cell>
          <table:table-cell office:value-type="float" office:value="1.3" calcext:value-type="float">
            <text:p>1.3</text:p>
          </table:table-cell>
          <table:table-cell table:formula="of:=(0.8/100)*[.B13]+0.1" office:value-type="float" office:value="0.1104" calcext:value-type="float">
            <text:p>0.1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1,3</text:p>
          </table:table-cell>
          <table:table-cell office:value-type="float" office:value="1.3" calcext:value-type="float">
            <text:p>1.3</text:p>
          </table:table-cell>
          <table:table-cell table:formula="of:=(0.8/100)*[.B14]+0.1" office:value-type="float" office:value="0.1104" calcext:value-type="float">
            <text:p>0.1104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6">0000-00-00</text:date>, <text:time style:data-style-name="N2" text:time-value="19:42:26.8677477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6T19:42:27.973616946</meta:creation-date>
    <dc:title>Noto Sans</dc:title>
    <meta:editing-duration>PT37M49S</meta:editing-duration>
    <meta:editing-cycles>2</meta:editing-cycles>
    <meta:generator>LibreOffice/6.4.5.2$Linux_X86_64 LibreOffice_project/40$Build-2</meta:generator>
    <meta:initial-creator>Yudong Sun</meta:initial-creator>
    <dc:date>2020-08-16T21:00:37.591758129</dc:date>
    <dc:creator>Yudong Sun</dc:creator>
    <meta:document-statistic meta:table-count="1" meta:cell-count="38" meta:object-count="0"/>
    <meta:template xlink:type="simple" xlink:actuate="onRequest" xlink:title="Noto Sans" xlink:href="../../../../../../../../../home/sunyudong/Templates/Noto%20Sans1.ots" meta:date="2020-08-16T19:42:26.942393446"/>
  </office:meta>
</office:document-meta>
</file>